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18884" officeooo:paragraph-rsid="0001888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18884" officeooo:paragraph-rsid="00018884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103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21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ЫВОД</text:p>
      <text:p text:style-name="P1"><text:tab/>Мы научились <text:span text:style-name="T4">считать корреляцию, выводить график разброса и выявлять различия в данных с помощью </text:span><text:span text:style-name="T2">Python</text:span><text:span text:style-name="T4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0:06:55.148000000</dc:date>
    <meta:editing-duration>PT6M3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" meta:word-count="16" meta:character-count="110" meta:non-whitespace-character-count="95"/>
  </office:meta>
</office:document-meta>
</file>